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40*[.B17]" office:value-type="float" office:value="600" calcext:value-type="float">
            <text:p>60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völkerung bergrenzen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16.04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völkerung begrenzen 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21.05.20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21:30:01.133785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5-21T21:30:32.552336220</dc:date>
    <meta:editing-duration>PT5H18M46S</meta:editing-duration>
    <meta:editing-cycles>22</meta:editing-cycles>
    <meta:generator>LibreOffice/6.2.3.2$Linux_X86_64 LibreOffice_project/20$Build-2</meta:generator>
    <meta:document-statistic meta:table-count="1" meta:cell-count="56" meta:object-count="0"/>
  </office:meta>
</office:document-meta>
</file>